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co5" style:family="table-column">
      <style:table-column-properties fo:break-before="auto" style:column-width="7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10" style:family="table-cell" style:parent-style-name="Default">
      <style:table-cell-properties fo:background-color="#98fb98" fo:wrap-option="wrap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8fb98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4" table:default-cell-style-name="ce3"/>
        <table:table-column table:style-name="co3" table:default-cell-style-name="ce6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edora</text:p>
          </table:table-cell>
          <table:table-cell table:style-name="ce2" office:value-type="string" calcext:value-type="string">
            <text:p>doorkeeper</text:p>
          </table:table-cell>
          <table:table-cell table:style-name="ce2" office:value-type="string" calcext:value-type="string">
            <text:p>repo-php-util</text:p>
          </table:table-cell>
          <table:table-cell table:style-name="ce2" office:value-type="string" calcext:value-type="string">
            <text:p>remarks</text:p>
          </table:table-cell>
          <table:table-cell/>
          <table:table-cell table:style-name="ce7" office:value-type="string" calcext:value-type="string">
            <text:p>wanted feature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/>
          <table:table-cell office:value-type="string" calcext:value-type="string">
            <text:p>automatic prolongation of transactions by any within-transaction action and automatic keeping transaction alive during big file uploads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CID trans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3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table table:name="TODO" table:style-name="ta1"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what</text:p>
          </table:table-cell>
          <table:table-cell table:style-name="ce14" office:value-type="string" calcext:value-type="string">
            <text:p>group</text:p>
          </table:table-cell>
          <table:table-cell table:style-name="ce14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dd support for transaction commit handler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allow to list non-relations properties (ones where URIs should be stored in the metadata table in the db) in the config (e.g. for rdf:type)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comparison operators i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complete transaction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foreign relations check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full text indexing of binaries using tika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full text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incremental backup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keeping transaction alive during long upload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uth setup configuration drive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paging support for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search by sql query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search should always return metadata, just search-result specyfing information (e.g. which nodes are search matches, context for full text search) should be marked with a special RDF propertie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return neighbors or relatives metadata on metadata GET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better metadata PATCH test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BinaryPayload::backup() for metadata only resourc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delete property us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oreign relations check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incremental backup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keeping transaction alive during long upload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with language ta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eighbors by a given propert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df:type handl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tMatadata($a); modify $a doesn’t affect resource meta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ient lib</text:p>
          </table:table-cell>
        </table:table-row>
        <table:table-row table:style-name="ro1">
          <table:table-cell office:value-type="string" calcext:value-type="string">
            <text:p>transaction conflic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use config instead of hardcoded valu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return neighbors or relatives metadata on metadata GE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test</text:p>
          </table:table-cell>
          <table:table-cell/>
        </table:table-row>
      </table:table>
      <table:named-expressions/>
      <table:database-ranges>
        <table:database-range table:name="__Anonymous_Sheet_DB__1" table:target-range-address="TODO.A1:TODO.C38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07:51:26.3490835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Żółtak</meta:initial-creator>
    <meta:creation-date>2019-07-23T22:28:15.221038071</meta:creation-date>
    <meta:generator>LibreOffice/6.2.5.2$Linux_X86_64 LibreOffice_project/20$Build-2</meta:generator>
    <dc:date>2019-08-16T09:23:16.342069304</dc:date>
    <dc:creator>Mateusz Żółtak</dc:creator>
    <meta:editing-duration>P7DT21H10M24S</meta:editing-duration>
    <meta:editing-cycles>61</meta:editing-cycles>
    <meta:document-statistic meta:table-count="2" meta:cell-count="172" meta:object-count="0"/>
  </office:meta>
</office:document-meta>
</file>